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abelrate</text:p>
          </table:table-cell>
          <table:table-cell/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s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L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一直下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-3</text:p>
          </table:table-cell>
          <table:table-cell office:value-type="string" calcext:value-type="string">
            <text:p>MS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下降至300,极其缓慢上升（3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-4</text:p>
          </table:table-cell>
          <table:table-cell office:value-type="string" calcext:value-type="string">
            <text:p>MS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140000–25434(20000),在106-104范围内大幅波动，50step后突然变120,输出基本消失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-4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一直下降，到4000左右震荡下降</text:p>
          </table:table-cell>
          <table:table-cell office:value-type="string" calcext:value-type="string">
            <text:p>同，2500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4</text:p>
          </table:table-cell>
          <table:table-cell office:value-type="string" calcext:value-type="string">
            <text:p>L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一直下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L1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一直下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-4</text:p>
          </table:table-cell>
          <table:table-cell office:value-type="string" calcext:value-type="string">
            <text:p>MSE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-5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-4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从85缓慢上升（0.05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从294缓慢上升（0.3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下降至300,极其缓慢上升（3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-1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下降至400,极其缓慢上升（20～10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-0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输出全零，loss十几二十</text:p>
          </table:table-cell>
          <table:table-cell table:number-columns-repeated="3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vg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-4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收敛， 五通道都有数据，完美</text:p>
          </table:table-cell>
          <table:table-cell office:value-type="string" calcext:value-type="string">
            <text:p>陷在70000附近</text:p>
          </table:table-cell>
          <table:table-cell office:value-type="string" calcext:value-type="string">
            <text:p>90000震荡，半个epoch未反弹</text:p>
          </table:table-cell>
          <table:table-cell office:value-type="string" calcext:value-type="string">
            <text:p>最低50000,0.35个epoch后开始反弹到70000，0.55个后反弹到90000（震荡反弹），0.85到15w，最高到18w，第二个epoch时output与target趋势接近（不贴合）</text:p>
          </table:table-cell>
        </table:table-row>
        <table:table-row table:style-name="ro2">
          <table:table-cell office:value-type="string" calcext:value-type="string">
            <text:p>10-3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迅速下降至7000,然后反弹至12k，0.105epoch到4w</text:p>
          </table:table-cell>
          <table:table-cell office:value-type="string" calcext:value-type="string">
            <text:p>迅速下降至5500,然后反弹至7k，0.105epoch到2w，0.2到5w，0.25到10w，0.4波动到33w与1000（相邻），波动剧烈，放弃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2:17:00.046804445</meta:creation-date>
    <dc:date>2019-03-27T21:46:09.649418893</dc:date>
    <meta:editing-duration>PT8H38M8S</meta:editing-duration>
    <meta:editing-cycles>41</meta:editing-cycles>
    <meta:generator>LibreOffice/6.0.7.3$Linux_X86_64 LibreOffice_project/dc89aa7a9eabfd848af146d5086077aeed2ae4a5</meta:generator>
    <meta:document-statistic meta:table-count="1" meta:cell-count="69" meta:object-count="0"/>
  </office:meta>
</office:document-meta>
</file>